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52-2014</text:span></text:span></text:p>
      <text:p text:style-name="P14">ACTA DE INICIO DE PROCEDIMIENTO</text:p>
      <text:p text:style-name="P15"/>
      <text:p text:style-name="P16"><text:span text:style-name="T17">Siendo las (hora),del día tres (03) de SÃ©ptiembre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RENA CAROLINA SALAS VÁSQUEZ</text:span><text:span text:style-name="T14"> </text:span><text:span text:style-name="T17">JEFE DE LA DIVISIÓN DE ADMINISTRACIóN Y TESORERIA,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52-2014</text:span><text:span text:style-name="T18"> </text:span><text:span text:style-name="T17">para la adquisición de </text:span><text:span text:style-name="T19">- 600 ADHESIVO 2
<text:line-break/>- 1200 ADHESIVO 2.5 CM X 5 M
<text:line-break/>- 500 BAJA LENGUA NO ESTERIL ADULTO
<text:line-break/>- 10000 BATA PARA PACIENTE
<text:line-break/>- 600 BUTILESCOPOLAMINA
<text:line-break/>- 300 DESLORATADINA
<text:line-break/>- 1000 DEXAMETASONA
<text:line-break/>- 100 EQUIPO DE O.R.L.
<text:line-break/>- 300 FEXOFENADINA
<text:line-break/>- 10000 GUANTES ESTERILES NRO 7
<text:line-break/>- 600 IPRATROPIO+FENOTENOL
<text:line-break/>- 5000 JELCO N° 20
<text:line-break/>- 5000 JELCO N° 22
<text:line-break/>- 10000 JERINGA 20 CC 21 X 1 1/2
<text:line-break/>- 100 LINTERNA DE LUZ DE HALOGÈNO
<text:line-break/>- 100 METOCLOPRAMIDA
<text:line-break/>- 200 MONONITRATO DE ISOSORBIDA
<text:line-break/>- 10000 SCALP (PERICRANEAL) N° 21
<text:line-break/>- 10000 SCALP (PERICRANEAL) N° 23
<text:line-break/>- 1200 VENDA ALASTICA 12 CM
<text:line-break/>- 1200 VENDA ALASTICA 15 CM
<text:line-break/>- 2400 VENDA ALASTICA 20 CM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600 ADHESIVO 2
<text:line-break/>- 1200 ADHESIVO 2.5 CM X 5 M
<text:line-break/>- 500 BAJA LENGUA NO ESTERIL ADULTO
<text:line-break/>- 10000 BATA PARA PACIENTE
<text:line-break/>- 600 BUTILESCOPOLAMINA
<text:line-break/>- 300 DESLORATADINA
<text:line-break/>- 1000 DEXAMETASONA
<text:line-break/>- 100 EQUIPO DE O.R.L.
<text:line-break/>- 300 FEXOFENADINA
<text:line-break/>- 10000 GUANTES ESTERILES NRO 7
<text:line-break/>- 600 IPRATROPIO+FENOTENOL
<text:line-break/>- 5000 JELCO N° 20
<text:line-break/>- 5000 JELCO N° 22
<text:line-break/>- 10000 JERINGA 20 CC 21 X 1 1/2
<text:line-break/>- 100 LINTERNA DE LUZ DE HALOGÈNO
<text:line-break/>- 100 METOCLOPRAMIDA
<text:line-break/>- 200 MONONITRATO DE ISOSORBIDA
<text:line-break/>- 10000 SCALP (PERICRANEAL) N° 21
<text:line-break/>- 10000 SCALP (PERICRANEAL) N° 23
<text:line-break/>- 1200 VENDA ALASTICA 12 CM
<text:line-break/>- 1200 VENDA ALASTICA 15 CM
<text:line-break/>- 2400 VENDA ALASTICA 20 CM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600 ADHESIVO 2
<text:line-break/>- 1200 ADHESIVO 2.5 CM X 5 M
<text:line-break/>- 500 BAJA LENGUA NO ESTERIL ADULTO
<text:line-break/>- 10000 BATA PARA PACIENTE
<text:line-break/>- 600 BUTILESCOPOLAMINA
<text:line-break/>- 300 DESLORATADINA
<text:line-break/>- 1000 DEXAMETASONA
<text:line-break/>- 100 EQUIPO DE O.R.L.
<text:line-break/>- 300 FEXOFENADINA
<text:line-break/>- 10000 GUANTES ESTERILES NRO 7
<text:line-break/>- 600 IPRATROPIO+FENOTENOL
<text:line-break/>- 5000 JELCO N° 20
<text:line-break/>- 5000 JELCO N° 22
<text:line-break/>- 10000 JERINGA 20 CC 21 X 1 1/2
<text:line-break/>- 100 LINTERNA DE LUZ DE HALOGÈNO
<text:line-break/>- 100 METOCLOPRAMIDA
<text:line-break/>- 200 MONONITRATO DE ISOSORBIDA
<text:line-break/>- 10000 SCALP (PERICRANEAL) N° 21
<text:line-break/>- 10000 SCALP (PERICRANEAL) N° 23
<text:line-break/>- 1200 VENDA ALASTICA 12 CM
<text:line-break/>- 1200 VENDA ALASTICA 15 CM
<text:line-break/>- 2400 VENDA ALASTICA 20 CM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RENA CAROLINA SALAS VÁSQUEZ</text:p>
            <text:p text:style-name="P10">JEFE DE LA DIVISIÓN DE ADMINISTRACIóN Y TESORERIA</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